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raw.addRectangle( Rectangle r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aw.addText( Text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aw.addEllipse( Ellipse eli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aw.addArc( Arc a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aw.setYloc( in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aw.setXloc( int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aw.executeTransformOperation( PlanarImage im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